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adff2f" loext:fill-use-slide-background="false" draw:textarea-horizontal-align="justify" draw:textarea-vertical-align="middle" draw:auto-grow-height="false" fo:min-height="5.75cm" fo:min-width="7.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 loext:decorative="false"/>
      <style:paragraph-properties style:writing-mode="lr-tb"/>
    </style:style>
    <style:style style:name="gr3" style:family="graphic" style:parent-style-name="standard">
      <style:graphic-properties draw:fill-color="#c0c0c0" draw:textarea-horizontal-align="justify" draw:textarea-vertical-align="middle" draw:auto-grow-height="false" fo:min-height="1.749cm" fo:min-width="7.5cm" style:writing-mode="lr-tb" loext:decorative="false"/>
      <style:paragraph-properties style:writing-mode="lr-tb"/>
    </style:style>
    <style:style style:name="gr4" style:family="graphic" style:parent-style-name="standard">
      <style:graphic-properties draw:marker-start="Linienspitzen_20_3" draw:marker-start-width="0.3cm" draw:marker-end="" draw:marker-end-width="0.3cm" draw:textarea-vertical-align="middle" loext:decorative="false"/>
    </style:style>
    <style:style style:name="gr5" style:family="graphic" style:parent-style-name="standard">
      <style:graphic-properties draw:fill-color="#ff8c00" draw:textarea-horizontal-align="justify" draw:textarea-vertical-align="middle" draw:auto-grow-height="false" fo:min-height="5.75cm" fo:min-width="7.5cm" style:writing-mode="lr-tb" loext:decorative="false"/>
      <style:paragraph-properties style:writing-mode="lr-tb"/>
    </style:style>
    <style:style style:name="gr6" style:family="graphic" style:parent-style-name="standard">
      <style:graphic-properties draw:marker-start="Linienspitzen_20_6" draw:marker-start-width="0.3cm" draw:marker-end="Linienspitzen_20_7" draw:marker-end-width="0.3cm" draw:textarea-vertical-align="middle" loext:decorative="fals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134cm" fo:min-width="3.562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7.5cm" style:writing-mode="lr-tb" loext:decorative="false"/>
      <style:paragraph-properties style:writing-mode="lr-tb"/>
    </style:style>
    <style:style style:name="gr9" style:family="graphic" style:parent-style-name="standard">
      <style:graphic-properties draw:marker-start="Linienspitzen_20_10" draw:marker-start-width="0.3cm" draw:marker-end="Linienspitzen_20_11" draw:marker-end-width="0.3cm" draw:textarea-vertical-align="middle" loext:decorative="false"/>
    </style:style>
    <style:style style:name="gr10" style:family="graphic" style:parent-style-name="objectwithoutfill">
      <style:graphic-properties draw:stroke="dash" draw:stroke-dash="Long_20_Dash" svg:stroke-width="0.035cm" draw:marker-start="Linienspitzen_20_12" draw:marker-start-width="0.352cm" draw:marker-end="Linienspitzen_20_13" draw:marker-end-width="0.352cm" svg:stroke-linecap="butt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2.216cm" loext:decorative="false"/>
      <style:paragraph-properties style:writing-mode="lr-tb"/>
    </style:style>
    <style:style style:name="gr12" style:family="graphic" style:parent-style-name="objectwithoutfill">
      <style:graphic-properties svg:stroke-color="#808000" draw:marker-end="Linienspitzen_20_25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808000" draw:marker-end="Linienspitzen_20_26" draw:marker-end-width="0.3cm" draw:fill="none" draw:textarea-vertical-align="middle" loext:decorative="false"/>
    </style:style>
    <style:style style:name="gr14" style:family="graphic" style:parent-style-name="standard">
      <style:graphic-properties draw:fill="solid" draw:fill-color="#98fb98" draw:textarea-horizontal-align="justify" draw:textarea-vertical-align="top" draw:auto-grow-height="false" fo:min-height="4.75cm" fo:min-width="9.5cm" style:writing-mode="lr-tb" loext:decorative="false"/>
      <style:paragraph-properties style:writing-mode="lr-tb"/>
    </style:style>
    <style:style style:name="gr15" style:family="graphic" style:parent-style-name="standard">
      <style:graphic-properties draw:fill="solid" draw:fill-color="#eee8aa" draw:textarea-horizontal-align="justify" draw:textarea-vertical-align="middle" draw:auto-grow-height="false" fo:min-height="1.75cm" fo:min-width="6.5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75cm" fo:min-width="10.5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end="Linienspitzen_20_14" draw:marker-end-width="0.3cm" draw:fill="none" draw:textarea-vertical-align="middle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cm" loext:decorative="false"/>
      <style:paragraph-properties style:writing-mode="lr-tb"/>
    </style:style>
    <style:style style:name="gr19" style:family="graphic" style:parent-style-name="standard">
      <style:graphic-properties draw:fill="solid" draw:fill-color="#b0e0e6" draw:textarea-horizontal-align="justify" draw:textarea-vertical-align="middle" draw:auto-grow-height="false" fo:min-height="1.75cm" fo:min-width="3.5cm" style:writing-mode="lr-tb" loext:decorative="false"/>
      <style:paragraph-properties style:writing-mode="lr-tb"/>
    </style:style>
    <style:style style:name="gr20" style:family="graphic" style:parent-style-name="standard">
      <style:graphic-properties draw:fill="solid" draw:fill-color="#ffd700" draw:textarea-horizontal-align="justify" draw:textarea-vertical-align="middle" draw:auto-grow-height="false" fo:min-height="1.75cm" fo:min-width="5.5cm" style:writing-mode="lr-tb" loext:decorative="false"/>
      <style:paragraph-properties style:writing-mode="lr-tb"/>
    </style:style>
    <style:style style:name="gr21" style:family="graphic" style:parent-style-name="standard">
      <style:graphic-properties draw:fill="solid" draw:fill-color="#87ceeb" draw:textarea-horizontal-align="justify" draw:textarea-vertical-align="middle" draw:auto-grow-height="false" fo:min-height="1.75cm" fo:min-width="5.5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Linienspitzen_20_17" draw:marker-end-width="0.3cm" draw:fill="none" draw:textarea-vertical-align="middle" loext:decorative="false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.306cm" loext:decorative="false"/>
      <style:paragraph-properties style:writing-mode="lr-tb"/>
    </style:style>
    <style:style style:name="gr24" style:family="graphic" style:parent-style-name="standard">
      <style:graphic-properties draw:fill="solid" draw:fill-color="#7fffd4" draw:textarea-horizontal-align="justify" draw:textarea-vertical-align="middle" draw:auto-grow-height="false" fo:min-height="1.75cm" fo:min-width="5.5cm" style:writing-mode="lr-tb" loext:decorative="false"/>
      <style:paragraph-properties style:writing-mode="lr-tb"/>
    </style:style>
    <style:style style:name="gr25" style:family="graphic" style:parent-style-name="objectwithoutfill">
      <style:graphic-properties draw:marker-end="Linienspitzen_20_21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Linienspitzen_20_23" draw:marker-end-width="0.3cm" draw:fill="none" draw:textarea-vertical-align="middle" loext:decorative="false"/>
    </style:style>
    <style:style style:name="gr2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3.278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4.083cm" loext:decorative="false"/>
      <style:paragraph-properties style:writing-mode="lr-tb"/>
    </style:style>
    <style:style style:name="gr29" style:family="graphic" style:parent-style-name="standard">
      <style:graphic-properties draw:stroke="solid" svg:stroke-width="0.1cm" svg:stroke-color="#1e90ff" draw:marker-start-width="0.35cm" draw:marker-end-width="0.35cm" draw:fill="none" draw:fill-color="#ffffff" draw:textarea-horizontal-align="left" draw:auto-grow-height="true" draw:auto-grow-width="true" fo:min-height="3.252cm" fo:min-width="5.209cm" fo:padding-top="0.175cm" fo:padding-bottom="0.175cm" fo:padding-left="0.3cm" fo:padding-right="0.3cm" loext:decorative="false"/>
      <style:paragraph-properties style:writing-mode="lr-tb"/>
    </style:style>
    <style:style style:name="gr30" style:family="graphic" style:parent-style-name="objectwithoutfill">
      <style:graphic-properties draw:marker-end="Linienspitzen_20_27" draw:marker-end-width="0.3cm" draw:fill="none" draw:textarea-vertical-align="middle" loext:decorative="false"/>
    </style:style>
    <style:style style:name="gr31" style:family="graphic" style:parent-style-name="standard">
      <style:graphic-properties draw:fill="solid" draw:fill-color="#7cfc00" draw:textarea-horizontal-align="justify" draw:textarea-vertical-align="middle" draw:auto-grow-height="false" fo:min-height="2.75cm" fo:min-width="4.5cm" style:writing-mode="lr-tb" loext:decorative="false"/>
      <style:paragraph-properties style:writing-mode="lr-tb"/>
    </style:style>
    <style:style style:name="gr32" style:family="graphic" style:parent-style-name="objectwithoutfill">
      <style:graphic-properties draw:marker-end="Linienspitzen_20_28" draw:marker-end-width="0.3cm" draw:fill="none" draw:textarea-vertical-align="middle" loext:decorative="false"/>
    </style:style>
    <style:style style:name="gr33" style:family="graphic" style:parent-style-name="standard">
      <style:graphic-properties draw:stroke="dash" draw:stroke-dash="Long_20_Dash" svg:stroke-width="0.1cm" svg:stroke-color="#ff8c00" draw:marker-start-width="0.35cm" draw:marker-end-width="0.35cm" draw:stroke-linejoin="miter" draw:fill="none" draw:textarea-horizontal-align="justify" draw:textarea-vertical-align="middle" draw:auto-grow-height="false" fo:min-height="4.75cm" fo:min-width="7.5cm" fo:padding-top="0.175cm" fo:padding-bottom="0.175cm" fo:padding-left="0.3cm" fo:padding-right="0.3cm" loext:decorative="false"/>
    </style:style>
    <style:style style:name="gr34" style:family="graphic" style:parent-style-name="standard">
      <style:graphic-properties draw:stroke="none" svg:stroke-color="#000000" draw:fill="solid" draw:fill-color="#ffd700" draw:textarea-horizontal-align="left" draw:auto-grow-height="true" draw:auto-grow-width="true" fo:min-height="0.712cm" fo:min-width="1.196cm" loext:decorative="false"/>
      <style:paragraph-properties style:writing-mode="lr-tb"/>
    </style:style>
    <style:style style:name="gr35" style:family="graphic" style:parent-style-name="objectwithoutfill">
      <style:graphic-properties svg:stroke-color="#808000" draw:marker-start="" draw:marker-start-width="0.3cm" draw:marker-end="Arrow_20_short" draw:marker-end-width="0.3cm" draw:fill="none" draw:textarea-vertical-align="middle" loext:decorative="false"/>
    </style:style>
    <style:style style:name="gr36" style:family="graphic" style:parent-style-name="objectwithoutfill">
      <style:graphic-properties svg:stroke-color="#808000" draw:marker-start="" draw:marker-start-width="0.3cm" draw:marker-end="Linienspitzen_20_33" draw:marker-end-width="0.3cm" draw:fill="none" draw:textarea-vertical-align="middle" loext:decorative="false"/>
    </style:style>
    <style:style style:name="gr37" style:family="graphic">
      <style:graphic-properties style:writing-mode="lr-tb" loext:decorative="false"/>
    </style:style>
    <style:style style:name="gr38" style:family="graphic" style:parent-style-name="standard">
      <style:graphic-properties draw:fill="solid" draw:fill-color="#eee8aa" draw:textarea-horizontal-align="justify" draw:textarea-vertical-align="middle" draw:auto-grow-height="false" fo:min-height="1.75cm" fo:min-width="4.5cm" style:writing-mode="lr-tb" loext:decorative="false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40" style:family="graphic" style:parent-style-name="objectwithoutfill">
      <style:graphic-properties draw:stroke="dash" draw:stroke-dash="Double_20_Dash" svg:stroke-width="0.02cm" svg:stroke-color="#000000" draw:marker-start-width="0.23cm" draw:marker-end-width="0.23cm" svg:stroke-linecap="butt" draw:fill="none" draw:textarea-vertical-align="middle" fo:padding-top="0.135cm" fo:padding-bottom="0.135cm" fo:padding-left="0.26cm" fo:padding-right="0.26cm" loext:decorative="false"/>
    </style:style>
    <style:style style:name="gr41" style:family="graphic" style:parent-style-name="objectwithoutfill">
      <style:graphic-properties draw:marker-end="Linienspitzen_20_34" draw:marker-end-width="0.3cm" draw:fill="none" draw:textarea-vertical-align="middle" loext:decorative="false"/>
    </style:style>
    <style:style style:name="gr4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8.841cm" loext:decorative="false"/>
      <style:paragraph-properties style:writing-mode="lr-tb"/>
    </style:style>
    <style:style style:name="gr43" style:family="graphic" style:parent-style-name="objectwithoutfill">
      <style:graphic-properties draw:marker-end="Linienspitzen_20_35" draw:marker-end-width="0.3cm" draw:fill="none" draw:textarea-vertical-align="middle" loext:decorative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 loext:decorative="false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0.104cm" fo:min-width="0cm" loext:decorative="false"/>
    </style:style>
    <style:style style:name="gr46" style:family="graphic" style:parent-style-name="objectwithoutfill">
      <style:graphic-properties draw:marker-end="Linienspitzen_20_36" draw:marker-end-width="0.3cm" draw:fill="none" draw:textarea-vertical-align="middle" loext:decorative="false"/>
    </style:style>
    <style:style style:name="gr47" style:family="graphic" style:parent-style-name="objectwithoutfill">
      <style:graphic-properties draw:stroke="dash" draw:stroke-dash="Double_20_Dash_20__28_Rounded_29_" svg:stroke-linecap="round" draw:fill="none" draw:textarea-vertical-align="middle" loext:decorative="false"/>
    </style:style>
    <style:style style:name="gr48" style:family="graphic" style:parent-style-name="standard" style:list-style-name="L1">
      <style:graphic-properties draw:fill="solid" draw:fill-color="#afeeee" draw:textarea-horizontal-align="justify" draw:textarea-vertical-align="middle" draw:auto-grow-height="false" fo:min-height="0.75cm" fo:min-width="6.5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fill="solid" draw:fill-color="#afeeee" draw:textarea-horizontal-align="justify" draw:textarea-vertical-align="middle" draw:auto-grow-height="false" fo:min-height="1.5cm" fo:min-width="6.5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fill="solid" draw:fill-color="#afeeee" draw:textarea-horizontal-align="justify" draw:textarea-vertical-align="middle" draw:auto-grow-height="false" fo:min-height="1.25cm" fo:min-width="6.5cm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087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752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753cm" loext:decorative="false"/>
      <style:paragraph-properties style:writing-mode="lr-tb"/>
    </style:style>
    <style:style style:name="gr54" style:family="graphic" style:parent-style-name="standard">
      <style:graphic-properties draw:stroke="solid" svg:stroke-color="#000000" draw:fill="none" draw:fill-color="#ffffff" draw:auto-grow-height="true" draw:auto-grow-width="false" fo:min-height="1.453cm" loext:decorative="false"/>
      <style:paragraph-properties style:writing-mode="lr-tb"/>
    </style:style>
    <style:style style:name="gr55" style:family="graphic" style:parent-style-name="standard" style:list-style-name="L1">
      <style:graphic-properties draw:stroke="solid" svg:stroke-color="#000000" draw:fill="none" draw:fill-color="#ffffff" draw:auto-grow-height="true" draw:auto-grow-width="false" fo:min-height="0.923cm" loext:decorative="false"/>
      <style:paragraph-properties style:writing-mode="lr-tb"/>
    </style:style>
    <style:style style:name="gr56" style:family="graphic" style:parent-style-name="standard" style:list-style-name="L1">
      <style:graphic-properties draw:stroke="solid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57" style:family="graphic" style:parent-style-name="standard" style:list-style-name="L1">
      <style:graphic-properties draw:stroke="solid" svg:stroke-color="#000000" draw:fill="none" draw:fill-color="#ffffff" draw:textarea-horizontal-align="justify" draw:auto-grow-height="true" draw:auto-grow-width="false" fo:min-height="5.689cm" fo:min-width="0cm" loext:decorative="false"/>
      <style:paragraph-properties style:writing-mode="lr-tb"/>
    </style:style>
    <style:style style:name="gr58" style:family="graphic" style:parent-style-name="standard" style:list-style-name="L1">
      <style:graphic-properties draw:stroke="solid" svg:stroke-color="#000000" draw:fill="none" draw:fill-color="#ffffff" draw:textarea-horizontal-align="justify" draw:auto-grow-height="true" draw:auto-grow-width="false" fo:min-height="6.056cm" fo:min-width="0cm" loext:decorative="false"/>
      <style:paragraph-properties style:writing-mode="lr-tb"/>
    </style:style>
    <style:style style:name="gr59" style:family="graphic" style:parent-style-name="objectwithoutfill">
      <style:graphic-properties draw:marker-end="Linienspitzen_20_37" draw:marker-end-width="0.3cm" draw:fill="none" draw:textarea-vertical-align="middle" loext:decorative="fals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1" style:family="graphic" style:parent-style-name="standard" style:list-style-name="L1">
      <style:graphic-properties draw:stroke="solid" svg:stroke-color="#000000" draw:fill="none" draw:fill-color="#ffffff" draw:textarea-horizontal-align="justify" draw:auto-grow-height="true" draw:auto-grow-width="false" fo:min-height="4.306cm" fo:min-width="0cm" loext:decorative="false"/>
      <style:paragraph-properties style:writing-mode="lr-tb"/>
    </style:style>
    <style:style style:name="gr62" style:family="graphic" style:parent-style-name="standard" style:list-style-name="L1">
      <style:graphic-properties draw:stroke="solid" svg:stroke-color="#000000" draw:fill="none" draw:fill-color="#ffffff" draw:textarea-horizontal-align="justify" draw:auto-grow-height="true" draw:auto-grow-width="false" fo:min-height="4.306cm" fo:min-width="0cm" loext:decorative="false"/>
      <style:paragraph-properties style:writing-mode="lr-tb"/>
    </style:style>
    <style:style style:name="P1" style:family="paragraph">
      <loext:graphic-properties draw:fill="solid" draw:fill-color="#adff2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c0c0c0"/>
      <style:paragraph-properties fo:text-align="center" style:writing-mode="lr-tb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ff8c00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paragraph-properties fo:text-align="center" style:writing-mode="lr-tb"/>
      <style:text-properties fo:font-weight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98fb98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loext:graphic-properties draw:fill="solid" draw:fill-color="#eee8aa"/>
      <style:paragraph-properties fo:text-align="center" style:writing-mode="lr-tb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solid" draw:fill-color="#b0e0e6"/>
      <style:paragraph-properties fo:text-align="center" style:writing-mode="lr-tb"/>
    </style:style>
    <style:style style:name="P16" style:family="paragraph">
      <loext:graphic-properties draw:fill="solid" draw:fill-color="#ffd700"/>
      <style:paragraph-properties fo:text-align="center" style:writing-mode="lr-tb"/>
      <style:text-properties fo:font-weight="bold" style:font-weight-asian="bold" style:font-weight-complex="bold"/>
    </style:style>
    <style:style style:name="P17" style:family="paragraph">
      <loext:graphic-properties draw:fill="solid" draw:fill-color="#87ceeb"/>
      <style:paragraph-properties fo:text-align="center" style:writing-mode="lr-tb"/>
    </style:style>
    <style:style style:name="P18" style:family="paragraph">
      <loext:graphic-properties draw:fill="solid" draw:fill-color="#7fffd4"/>
      <style:paragraph-properties fo:text-align="center" style:writing-mode="lr-tb"/>
    </style:style>
    <style:style style:name="P19" style:family="paragraph">
      <loext:graphic-properties draw:fill="solid" draw:fill-color="#7cfc00"/>
      <style:paragraph-properties fo:text-align="center" style:writing-mode="lr-tb"/>
    </style:style>
    <style:style style:name="P20" style:family="paragraph">
      <loext:graphic-properties draw:fill="solid" draw:fill-color="#ffd700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solid" draw:fill-color="#afeeee"/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style:paragraph-properties fo:margin-left="0cm" fo:margin-right="0cm" fo:text-indent="0cm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25" style:family="paragraph">
      <style:paragraph-properties fo:margin-left="0cm" fo:margin-right="0cm" fo:margin-top="0cm" fo:margin-bottom="0cm" fo:line-height="100%" fo:text-indent="0cm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style:style style:name="T3" style:family="text">
      <style:text-properties style:text-position="-8% 58%"/>
    </style:style>
    <style:style style:name="T4" style:family="text">
      <style:text-properties style:font-name="Consolas1"/>
    </style:style>
    <style:style style:name="T5" style:family="text">
      <style:text-properties style:font-name="Liberation Serif1" style:font-name-asian="Liberation Serif1" style:font-name-complex="Liberation Serif1"/>
    </style:style>
    <style:style style:name="T6" style:family="text">
      <style:text-properties style:font-name="Liberation Sans" style:font-name-asian="Liberation Serif1" style:font-name-complex="Liberation Serif1"/>
    </style:style>
    <style:style style:name="T7" style:family="text">
      <style:text-properties style:font-name="Consolas1" fo:font-weight="bold" style:font-weight-asian="bold" style:font-weight-complex="bold"/>
    </style:style>
    <style:style style:name="T8" style:family="text">
      <style:text-properties style:font-name="Liberation Sans" fo:font-size="18pt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8cm" svg:height="6cm" svg:x="5cm" svg:y="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75cm" svg:height="4.517cm" svg:x="5.75cm" svg:y="10cm">
          <draw:text-box>
            <text:p><text:span text:style-name="T1">Raspi3/4</text:span> </text:p>
            <text:p/>
            <text:p>Python-Libs:</text:p>
            <text:list text:style-name="L1">
              <text:list-item>
                <text:p><text:s/>sounddevice</text:p>
              </text:list-item>
              <text:list-item>
                <text:p>soundfile</text:p>
              </text:list-item>
              <text:list-item>
                <text:p>numpy</text:p>
              </text:list-item>
            </text:list>
          </draw:text-box>
        </draw:frame>
        <draw:custom-shape draw:style-name="gr3" draw:text-style-name="P4" draw:layer="layout" svg:width="8cm" svg:height="1.999cm" svg:x="5cm" svg:y="17cm">
          <text:p text:style-name="P3">Soundcard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1.999cm" svg:x="5cm" svg:y="21cm">
          <text:p text:style-name="P3">Microphone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cm" svg:y1="15cm" svg:x2="9cm" svg:y2="17cm">
          <text:p/>
        </draw:line>
        <draw:line draw:style-name="gr4" draw:text-style-name="P3" draw:layer="layout" svg:x1="9cm" svg:y1="19cm" svg:x2="9cm" svg:y2="21cm">
          <text:p/>
        </draw:line>
        <draw:custom-shape draw:style-name="gr5" draw:text-style-name="P6" draw:layer="layout" svg:width="8cm" svg:height="6cm" svg:x="21cm" svg:y="9cm">
          <text:p text:style-name="P5"><text:span text:style-name="T1">PC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3cm" svg:y1="12cm" svg:x2="21cm" svg:y2="12cm">
          <text:p/>
        </draw:line>
        <draw:frame draw:style-name="gr7" draw:text-style-name="P7" draw:layer="layout" svg:width="4.062cm" svg:height="2.384cm" svg:x="15.25cm" svg:y="10.838cm">
          <draw:text-box>
            <text:p text:style-name="P3">Control</text:p>
            <text:p text:style-name="P3"/>
            <text:p text:style-name="P3">(WiFi-Direct)</text:p>
          </draw:text-box>
        </draw:frame>
        <draw:custom-shape draw:style-name="gr8" draw:text-style-name="P9" xml:id="id2" draw:id="id2" draw:layer="layout" svg:width="8cm" svg:height="3cm" svg:x="21cm" svg:y="2cm">
          <text:p text:style-name="P8"><text:span text:style-name="T2">WLAN Router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5cm" svg:y1="5cm" svg:x2="25cm" svg:y2="9cm">
          <text:p/>
        </draw:line>
        <draw:connector draw:style-name="gr10" draw:text-style-name="P10" draw:layer="layout" draw:type="lines" draw:line-skew="-4.999cm" svg:x1="9cm" svg:y1="9cm" svg:x2="21cm" svg:y2="3.5cm" draw:start-shape="id1" draw:start-glue-point="0" draw:end-shape="id2" draw:end-glue-point="3" svg:d="M9000 9000v-5500h11499 501" svg:viewBox="0 0 12001 5501">
          <text:p/>
        </draw:connector>
        <draw:frame draw:style-name="gr11" draw:text-style-name="P11" draw:layer="layout" svg:width="2.716cm" svg:height="0.962cm" svg:x="12cm" svg:y="3.038cm">
          <draw:text-box>
            <text:p>optional</text:p>
          </draw:text-box>
        </draw:frame>
      </draw:page>
      <draw:page draw:name="page2" draw:style-name="dp1" draw:master-page-name="Standard">
        <draw:line draw:style-name="gr12" draw:text-style-name="P10" draw:layer="layout" svg:x1="29.5cm" svg:y1="12cm" svg:x2="29.5cm" svg:y2="15cm">
          <text:p/>
        </draw:line>
        <draw:line draw:style-name="gr13" draw:text-style-name="P10" draw:layer="layout" svg:x1="29.5cm" svg:y1="15cm" svg:x2="29.5cm" svg:y2="21cm">
          <text:p/>
        </draw:line>
        <draw:custom-shape draw:style-name="gr14" draw:text-style-name="P12" draw:layer="layout" svg:width="10cm" svg:height="5cm" svg:x="2cm" svg:y="4cm">
          <text:p text:style-name="P5"><text:span text:style-name="T1">InputStream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6" draw:id="id6" draw:layer="layout" svg:width="7cm" svg:height="2cm" svg:x="26cm" svg:y="12cm">
          <text:p text:style-name="P3">buffer[0]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7cm" svg:height="2cm" svg:x="26cm" svg:y="15cm">
          <text:p text:style-name="P3">buffer[1]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7cm" svg:height="2cm" svg:x="26cm" svg:y="21cm">
          <text:p text:style-name="P3">buffer[N-1]</text:p>
          <draw:enhanced-geometry svg:viewBox="0 0 21600 21600" draw:type="rectangle" draw:enhanced-path="M 0 0 L 21600 0 21600 21600 0 21600 0 0 Z N"/>
        </draw:custom-shape>
        <draw:custom-shape draw:style-name="gr16" draw:text-style-name="P14" xml:id="id4" draw:id="id4" draw:layer="layout" svg:width="11cm" svg:height="2cm" draw:transform="rotate (1.5707963267949) translate (20cm 23cm)">
          <text:p text:style-name="P3">select buffer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7" draw:text-style-name="P10" draw:layer="layout" svg:x1="22cm" svg:y1="13cm" svg:x2="26cm" svg:y2="13cm">
          <text:p text:style-name="P3">insert</text:p>
        </draw:line>
        <draw:frame draw:style-name="gr18" draw:text-style-name="P2" draw:layer="layout" svg:width="6.56cm" svg:height="0.962cm" svg:x="15.347cm" svg:y="25.25cm">
          <draw:text-box>
            <text:p>buffer_id : [0, …, N-1]</text:p>
          </draw:text-box>
        </draw:frame>
        <draw:custom-shape draw:style-name="gr19" draw:text-style-name="P15" draw:layer="layout" svg:width="4cm" svg:height="2cm" svg:x="36cm" svg:y="12cm">
          <text:p text:style-name="P3">counter[0]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cm" svg:height="2cm" svg:x="36cm" svg:y="15cm">
          <text:p text:style-name="P3">counter[1]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cm" svg:height="2cm" svg:x="36cm" svg:y="21cm">
          <text:p text:style-name="P3">counter[N-1]</text:p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32.9cm" svg:y1="13cm" svg:x2="36cm" svg:y2="13cm">
          <text:p text:style-name="P3">update</text:p>
        </draw:line>
        <draw:line draw:style-name="gr17" draw:text-style-name="P10" draw:layer="layout" svg:x1="32.9cm" svg:y1="16.057cm" svg:x2="36cm" svg:y2="16.057cm">
          <text:p text:style-name="P3">update</text:p>
        </draw:line>
        <draw:line draw:style-name="gr17" draw:text-style-name="P10" draw:layer="layout" svg:x1="32.9cm" svg:y1="22.014cm" svg:x2="36cm" svg:y2="22.014cm">
          <text:p text:style-name="P3">update</text:p>
        </draw:line>
        <draw:line draw:style-name="gr17" draw:text-style-name="P10" draw:layer="layout" svg:x1="22cm" svg:y1="16.01cm" svg:x2="26cm" svg:y2="16.01cm">
          <text:p text:style-name="P3">insert</text:p>
        </draw:line>
        <draw:line draw:style-name="gr17" draw:text-style-name="P10" draw:layer="layout" svg:x1="22cm" svg:y1="22.02cm" svg:x2="26cm" svg:y2="22.02cm">
          <text:p text:style-name="P3">insert</text:p>
        </draw:line>
        <draw:custom-shape draw:style-name="gr20" draw:text-style-name="P16" draw:layer="layout" svg:width="6cm" svg:height="2cm" svg:x="4cm" svg:y="6.1cm">
          <text:p text:style-name="P5"><text:span text:style-name="T1">callback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xml:id="id3" draw:id="id3" draw:layer="layout" svg:width="6cm" svg:height="2cm" svg:x="4cm" svg:y="11cm">
          <text:p text:style-name="P3">Queue</text:p>
          <draw:enhanced-geometry svg:viewBox="0 0 21600 21600" draw:type="rectangle" draw:enhanced-path="M 0 0 L 21600 0 21600 21600 0 21600 0 0 Z N"/>
        </draw:custom-shape>
        <draw:line draw:style-name="gr22" draw:text-style-name="P10" draw:layer="layout" svg:x1="7cm" svg:y1="8cm" svg:x2="7cm" svg:y2="11cm">
          <text:p/>
        </draw:line>
        <draw:frame draw:style-name="gr23" draw:text-style-name="P11" draw:layer="layout" svg:width="1.806cm" svg:height="0.962cm" svg:x="6.15cm" svg:y="9.4cm">
          <draw:text-box>
            <text:p>put()</text:p>
          </draw:text-box>
        </draw:frame>
        <draw:custom-shape draw:style-name="gr24" draw:text-style-name="P18" draw:layer="layout" svg:width="6cm" svg:height="2cm" svg:x="4cm" svg:y="20cm">
          <text:p text:style-name="P3">sound event detector</text:p>
          <draw:enhanced-geometry svg:viewBox="0 0 21600 21600" draw:type="rectangle" draw:enhanced-path="M 0 0 L 21600 0 21600 21600 0 21600 0 0 Z N"/>
        </draw:custom-shape>
        <draw:connector draw:style-name="gr25" draw:text-style-name="P10" draw:layer="layout" svg:x1="7cm" svg:y1="13cm" svg:x2="20cm" svg:y2="17.5cm" draw:start-shape="id3" draw:start-glue-point="2" draw:end-shape="id4" draw:end-glue-point="0" svg:d="M7000 13000v4500h13000" svg:viewBox="0 0 13001 4501">
          <text:p/>
        </draw:connector>
        <draw:line draw:style-name="gr26" draw:text-style-name="P10" draw:layer="layout" svg:x1="7cm" svg:y1="13cm" svg:x2="7cm" svg:y2="20cm">
          <text:p/>
        </draw:line>
        <draw:frame draw:style-name="gr27" draw:text-style-name="P11" draw:layer="layout" svg:width="3.778cm" svg:height="0.962cm" svg:x="6.15cm" svg:y="14.6cm">
          <draw:text-box>
            <text:p>get() ; N<text:span text:style-name="T3">chunk</text:span></text:p>
          </draw:text-box>
        </draw:frame>
        <draw:frame draw:style-name="gr28" draw:text-style-name="P11" draw:layer="layout" svg:width="4.583cm" svg:height="0.962cm" svg:x="23.917cm" svg:y="10.038cm">
          <draw:text-box>
            <text:p>insert_position</text:p>
          </draw:text-box>
        </draw:frame>
        <draw:frame draw:style-name="gr29" draw:text-style-name="P2" draw:layer="layout" svg:width="5.809cm" svg:height="3.602cm" svg:x="4.291cm" svg:y="23.998cm">
          <draw:text-box>
            <text:p>Sound Event:</text:p>
            <text:p><text:span text:style-name="T4">{</text:span></text:p>
            <text:p><text:span text:style-name="T4">buffer_id, </text:span></text:p>
            <text:p><text:span text:style-name="T4">insert_position</text:span></text:p>
            <text:p><text:span text:style-name="T4">}</text:span></text:p>
          </draw:text-box>
        </draw:frame>
        <draw:line draw:style-name="gr30" draw:text-style-name="P10" draw:layer="layout" svg:x1="7cm" svg:y1="22cm" svg:x2="7cm" svg:y2="24cm">
          <text:p/>
        </draw:line>
        <draw:custom-shape draw:style-name="gr31" draw:text-style-name="P19" xml:id="id5" draw:id="id5" draw:layer="layout" svg:width="5cm" svg:height="3cm" svg:x="13cm" svg:y="19cm">
          <text:p text:style-name="P3">update</text:p>
          <text:p text:style-name="P3">→</text:p>
          <text:p text:style-name="P3">buffer_id</text:p>
          <text:p text:style-name="P3">insert_position</text:p>
          <draw:enhanced-geometry svg:viewBox="0 0 21600 21600" draw:type="rectangle" draw:enhanced-path="M 0 0 L 21600 0 21600 21600 0 21600 0 0 Z N"/>
        </draw:custom-shape>
        <draw:line draw:style-name="gr32" draw:text-style-name="P10" draw:layer="layout" svg:x1="15.5cm" svg:y1="17.5cm" svg:x2="15.5cm" svg:y2="19cm">
          <text:p/>
        </draw:line>
        <draw:custom-shape draw:style-name="gr33" draw:text-style-name="P10" draw:layer="layout" svg:width="8cm" svg:height="5cm" svg:x="4cm" svg:y="14cm">
          <text:p/>
          <draw:enhanced-geometry svg:viewBox="0 0 21600 21600" draw:type="rectangle" draw:enhanced-path="M 0 0 L 21600 0 21600 21600 0 21600 0 0 Z N"/>
        </draw:custom-shape>
        <draw:frame draw:style-name="gr34" draw:text-style-name="P20" draw:layer="layout" svg:width="1.696cm" svg:height="0.962cm" svg:x="3.15cm" svg:y="16cm">
          <draw:text-box>
            <text:p>loop</text:p>
          </draw:text-box>
        </draw:frame>
        <draw:connector draw:style-name="gr35" draw:text-style-name="P10" draw:layer="layout" draw:line-skew="2.249cm" svg:x1="15.5cm" svg:y1="22cm" svg:x2="21cm" svg:y2="23cm" draw:start-shape="id5" draw:start-glue-point="2" svg:d="M15500 22000v3000h5500v-2000" svg:viewBox="0 0 5501 3001">
          <text:p/>
        </draw:connector>
        <draw:connector draw:style-name="gr36" draw:text-style-name="P10" draw:layer="layout" draw:line-skew="-3.5cm -0.999cm" svg:x1="18cm" svg:y1="20.5cm" svg:x2="29.5cm" svg:y2="12cm" draw:start-shape="id5" draw:start-glue-point="1" draw:end-shape="id6" draw:end-glue-point="0" svg:d="M18000 20500h500v-10000h11000v1500" svg:viewBox="0 0 11501 10001">
          <text:p/>
        </draw:connector>
      </draw:page>
      <draw:page draw:name="page3" draw:style-name="dp1" draw:master-page-name="Standard">
        <draw:g draw:style-name="gr37">
          <draw:custom-shape draw:style-name="gr38" draw:text-style-name="P13" draw:layer="layout" svg:width="5cm" svg:height="2cm" draw:transform="rotate (1.5707963267949) translate (13cm 15cm)">
            <text:p text:style-name="P3">buffer[0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15cm 15cm)">
            <text:p text:style-name="P3">buffer[1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19cm 15cm)">
            <text:p text:style-name="P3">buffer[N-1]</text:p>
            <draw:enhanced-geometry svg:viewBox="0 0 21600 21600" draw:type="rectangle" draw:enhanced-path="M 0 0 L 21600 0 21600 21600 0 21600 0 0 Z N"/>
          </draw:custom-shape>
          <draw:g draw:style-name="gr37">
            <draw:custom-shape draw:style-name="gr39" draw:text-style-name="P3" draw:layer="layout" svg:width="0.25cm" svg:height="0.25cm" svg:x="17.3cm" svg:y="1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17.901cm" svg:y="1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18.602cm" svg:y="1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38" draw:text-style-name="P13" draw:layer="layout" svg:width="5cm" svg:height="2cm" draw:transform="rotate (1.5707963267949) translate (21cm 15cm)">
          <text:p text:style-name="P3">buffer[0]</text:p>
          <draw:enhanced-geometry svg:viewBox="0 0 21600 21600" draw:type="rectangle" draw:enhanced-path="M 0 0 L 21600 0 21600 21600 0 21600 0 0 Z N"/>
        </draw:custom-shape>
        <draw:g draw:style-name="gr37">
          <draw:custom-shape draw:style-name="gr38" draw:text-style-name="P13" draw:layer="layout" svg:width="5cm" svg:height="2cm" draw:transform="rotate (1.5707963267949) translate (5cm 15cm)">
            <text:p text:style-name="P3">buffer[0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7cm 15cm)">
            <text:p text:style-name="P3">buffer[1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11cm 15cm)">
            <text:p text:style-name="P3">buffer[N-1]</text:p>
            <draw:enhanced-geometry svg:viewBox="0 0 21600 21600" draw:type="rectangle" draw:enhanced-path="M 0 0 L 21600 0 21600 21600 0 21600 0 0 Z N"/>
          </draw:custom-shape>
          <draw:g draw:style-name="gr37">
            <draw:custom-shape draw:style-name="gr39" draw:text-style-name="P3" draw:layer="layout" svg:width="0.25cm" svg:height="0.25cm" svg:x="9.3cm" svg:y="1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9.901cm" svg:y="1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10.602cm" svg:y="1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40" draw:text-style-name="P10" draw:layer="layout" svg:x1="5cm" svg:y1="8cm" svg:x2="5cm" svg:y2="17cm">
          <text:p/>
        </draw:line>
        <draw:line draw:style-name="gr40" draw:text-style-name="P10" draw:layer="layout" svg:x1="13cm" svg:y1="8cm" svg:x2="13cm" svg:y2="17cm">
          <text:p/>
        </draw:line>
        <draw:line draw:style-name="gr40" draw:text-style-name="P10" draw:layer="layout" svg:x1="21cm" svg:y1="8cm" svg:x2="21cm" svg:y2="17cm">
          <text:p/>
        </draw:line>
        <draw:line draw:style-name="gr41" draw:text-style-name="P10" draw:layer="layout" svg:x1="16cm" svg:y1="15.4cm" svg:x2="16cm" svg:y2="21.4cm">
          <text:p/>
        </draw:line>
        <draw:frame draw:style-name="gr42" draw:text-style-name="P11" draw:layer="layout" svg:width="9.341cm" svg:height="1.673cm" svg:x="12cm" svg:y="17.25cm">
          <draw:text-box>
            <text:p><text:span text:style-name="T1">sound event occurred</text:span></text:p>
            <text:p>@ buffer_id <text:span text:style-name="T1">and</text:span> insert_position</text:p>
          </draw:text-box>
        </draw:frame>
        <draw:line draw:style-name="gr43" draw:text-style-name="P10" draw:layer="layout" svg:x1="2cm" svg:y1="16cm" svg:x2="41.25cm" svg:y2="16cm">
          <text:p/>
        </draw:line>
        <draw:frame draw:style-name="gr44" draw:text-style-name="P2" draw:layer="layout" svg:width="1.7cm" svg:height="0.962cm" svg:x="38.8cm" svg:y="16.288cm">
          <draw:text-box>
            <text:p>time</text:p>
          </draw:text-box>
        </draw:frame>
        <draw:g draw:style-name="gr37">
          <draw:custom-shape draw:style-name="gr45" draw:text-style-name="P3" draw:layer="layout" svg:width="0.5cm" svg:height="0.5cm" svg:x="1.75cm" svg:y="1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" draw:layer="layout" svg:width="0.5cm" svg:height="0.5cm" svg:x="2.651cm" svg:y="1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" draw:layer="layout" svg:width="0.5cm" svg:height="0.5cm" svg:x="3.652cm" svg:y="12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6" draw:text-style-name="P10" draw:layer="layout" svg:x1="16cm" svg:y1="21.3cm" svg:x2="22.5cm" svg:y2="21.3cm">
          <text:p/>
        </draw:line>
        <draw:line draw:style-name="gr47" draw:text-style-name="P10" draw:layer="layout" svg:x1="22.5cm" svg:y1="15cm" svg:x2="22.5cm" svg:y2="21.4cm">
          <text:p/>
        </draw:line>
        <draw:custom-shape draw:style-name="gr48" draw:text-style-name="P22" draw:layer="layout" svg:width="7cm" svg:height="1cm" draw:transform="rotate (1.5707963267949) translate (25cm 15cm)">
          <text:p text:style-name="P21">stop soundprocessing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7cm" svg:height="1.75cm" draw:transform="rotate (1.5707963267949) translate (26.463cm 15.009cm)">
          <text:p text:style-name="P21">write buffers to</text:p>
          <text:p text:style-name="P21">audio file</text:p>
          <draw:enhanced-geometry svg:viewBox="0 0 21600 21600" draw:type="rectangle" draw:enhanced-path="M 0 0 L 21600 0 21600 21600 0 21600 0 0 Z N"/>
        </draw:custom-shape>
        <draw:custom-shape draw:style-name="gr50" draw:text-style-name="P22" draw:layer="layout" svg:width="7cm" svg:height="1.5cm" draw:transform="rotate (1.5707963267949) translate (29cm 15cm)">
          <text:p text:style-name="P21">restart soundprocessing</text:p>
          <draw:enhanced-geometry svg:viewBox="0 0 21600 21600" draw:type="rectangle" draw:enhanced-path="M 0 0 L 21600 0 21600 21600 0 21600 0 0 Z N"/>
        </draw:custom-shape>
        <draw:g draw:style-name="gr37">
          <draw:custom-shape draw:style-name="gr38" draw:text-style-name="P13" draw:layer="layout" svg:width="5cm" svg:height="2cm" draw:transform="rotate (1.5707963267949) translate (31cm 15cm)">
            <text:p text:style-name="P3">buffer[0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33cm 15cm)">
            <text:p text:style-name="P3">buffer[1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37cm 15cm)">
            <text:p text:style-name="P3">buffer[N-1]</text:p>
            <draw:enhanced-geometry svg:viewBox="0 0 21600 21600" draw:type="rectangle" draw:enhanced-path="M 0 0 L 21600 0 21600 21600 0 21600 0 0 Z N"/>
          </draw:custom-shape>
          <draw:g draw:style-name="gr37">
            <draw:custom-shape draw:style-name="gr39" draw:text-style-name="P3" draw:layer="layout" svg:width="0.25cm" svg:height="0.25cm" svg:x="35.3cm" svg:y="1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35.901cm" svg:y="1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36.602cm" svg:y="1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40" draw:text-style-name="P10" draw:layer="layout" svg:x1="39cm" svg:y1="8cm" svg:x2="39cm" svg:y2="17cm">
          <text:p/>
        </draw:line>
        <draw:g draw:style-name="gr37">
          <draw:custom-shape draw:style-name="gr45" draw:text-style-name="P3" draw:layer="layout" svg:width="0.5cm" svg:height="0.5cm" svg:x="39.351cm" svg:y="1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" draw:layer="layout" svg:width="0.5cm" svg:height="0.5cm" svg:x="40.252cm" svg:y="12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" draw:layer="layout" svg:width="0.5cm" svg:height="0.5cm" svg:x="41.253cm" svg:y="12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1" draw:text-style-name="P2" draw:layer="layout" svg:width="9.587cm" svg:height="2.384cm" svg:x="16.25cm" svg:y="21.5cm">
          <draw:text-box>
            <text:p>write at most N<text:span text:style-name="T3">e</text:span> <text:span text:style-name="T5">≤</text:span><text:span text:style-name="T6"> N </text:span></text:p>
            <text:p><text:span text:style-name="T6">buffers</text:span></text:p>
            <text:p><text:span text:style-name="T6">→ </text:span><text:span text:style-name="T6">stop collecting audio samples</text:span></text:p>
          </draw:text-box>
        </draw:frame>
        <draw:line draw:style-name="gr41" draw:text-style-name="P10" draw:layer="layout" svg:x1="16cm" svg:y1="21.4cm" svg:x2="16cm" svg:y2="25cm">
          <text:p/>
        </draw:line>
        <draw:frame draw:style-name="gr52" draw:text-style-name="P2" draw:layer="layout" svg:width="9.252cm" svg:height="2.384cm" svg:x="11.3cm" svg:y="25.35cm">
          <draw:text-box>
            <text:p>possibly send notification</text:p>
            <text:p>to PC</text:p>
            <text:p>(using websocket connection)<text:tab/></text:p>
          </draw:text-box>
        </draw:frame>
        <draw:frame draw:style-name="gr53" draw:text-style-name="P2" draw:layer="layout" svg:width="8.253cm" svg:height="3.806cm" svg:x="24.998cm" svg:y="16.616cm">
          <draw:text-box>
            <text:p>save audio samples</text:p>
            <text:p>to file</text:p>
            <text:p>→ restart sound processing</text:p>
            <text:p>and collect audio samples </text:p>
            <text:p>into<text:tab/>buffers</text:p>
          </draw:text-box>
        </draw:frame>
      </draw:page>
      <draw:page draw:name="page4" draw:style-name="dp1" draw:master-page-name="Standard">
        <draw:g draw:style-name="gr37">
          <draw:custom-shape draw:style-name="gr38" draw:text-style-name="P13" draw:layer="layout" svg:width="5cm" svg:height="2cm" draw:transform="rotate (1.5707963267949) translate (14cm 15cm)">
            <text:p text:style-name="P3">buffer[0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16cm 15cm)">
            <text:p text:style-name="P3">buffer[1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20cm 15cm)">
            <text:p text:style-name="P3">buffer[N-1]</text:p>
            <draw:enhanced-geometry svg:viewBox="0 0 21600 21600" draw:type="rectangle" draw:enhanced-path="M 0 0 L 21600 0 21600 21600 0 21600 0 0 Z N"/>
          </draw:custom-shape>
          <draw:g draw:style-name="gr37">
            <draw:custom-shape draw:style-name="gr39" draw:text-style-name="P3" draw:layer="layout" svg:width="0.25cm" svg:height="0.25cm" svg:x="18.3cm" svg:y="1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18.901cm" svg:y="1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19.602cm" svg:y="1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37">
          <draw:custom-shape draw:style-name="gr38" draw:text-style-name="P13" draw:layer="layout" svg:width="5cm" svg:height="2cm" draw:transform="rotate (1.5707963267949) translate (22cm 15cm)">
            <text:p text:style-name="P3">buffer[0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24cm 15cm)">
            <text:p text:style-name="P3">buffer[1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28cm 15cm)">
            <text:p text:style-name="P3">buffer[N-1]</text:p>
            <draw:enhanced-geometry svg:viewBox="0 0 21600 21600" draw:type="rectangle" draw:enhanced-path="M 0 0 L 21600 0 21600 21600 0 21600 0 0 Z N"/>
          </draw:custom-shape>
          <draw:g draw:style-name="gr37">
            <draw:custom-shape draw:style-name="gr39" draw:text-style-name="P3" draw:layer="layout" svg:width="0.25cm" svg:height="0.25cm" svg:x="26.3cm" svg:y="1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26.901cm" svg:y="1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27.602cm" svg:y="1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37">
          <draw:custom-shape draw:style-name="gr38" draw:text-style-name="P13" draw:layer="layout" svg:width="5cm" svg:height="2cm" draw:transform="rotate (1.5707963267949) translate (30cm 15cm)">
            <text:p text:style-name="P3">buffer[0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32cm 15cm)">
            <text:p text:style-name="P3">buffer[1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36cm 15cm)">
            <text:p text:style-name="P3">buffer[N-1]</text:p>
            <draw:enhanced-geometry svg:viewBox="0 0 21600 21600" draw:type="rectangle" draw:enhanced-path="M 0 0 L 21600 0 21600 21600 0 21600 0 0 Z N"/>
          </draw:custom-shape>
          <draw:g draw:style-name="gr37">
            <draw:custom-shape draw:style-name="gr39" draw:text-style-name="P3" draw:layer="layout" svg:width="0.25cm" svg:height="0.25cm" svg:x="34.3cm" svg:y="1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34.901cm" svg:y="1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35.602cm" svg:y="1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37">
          <draw:custom-shape draw:style-name="gr38" draw:text-style-name="P13" draw:layer="layout" svg:width="5cm" svg:height="2cm" draw:transform="rotate (1.5707963267949) translate (6cm 15cm)">
            <text:p text:style-name="P3">buffer[0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8cm 15cm)">
            <text:p text:style-name="P3">buffer[1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12cm 15cm)">
            <text:p text:style-name="P3">buffer[N-1]</text:p>
            <draw:enhanced-geometry svg:viewBox="0 0 21600 21600" draw:type="rectangle" draw:enhanced-path="M 0 0 L 21600 0 21600 21600 0 21600 0 0 Z N"/>
          </draw:custom-shape>
          <draw:g draw:style-name="gr37">
            <draw:custom-shape draw:style-name="gr39" draw:text-style-name="P3" draw:layer="layout" svg:width="0.25cm" svg:height="0.25cm" svg:x="10.3cm" svg:y="1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10.901cm" svg:y="1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11.602cm" svg:y="1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40" draw:text-style-name="P10" draw:layer="layout" svg:x1="6cm" svg:y1="8cm" svg:x2="6cm" svg:y2="17cm">
          <text:p/>
        </draw:line>
        <draw:line draw:style-name="gr40" draw:text-style-name="P10" draw:layer="layout" svg:x1="14cm" svg:y1="8cm" svg:x2="14cm" svg:y2="17cm">
          <text:p/>
        </draw:line>
        <draw:line draw:style-name="gr40" draw:text-style-name="P10" draw:layer="layout" svg:x1="22cm" svg:y1="8cm" svg:x2="22cm" svg:y2="17cm">
          <text:p/>
        </draw:line>
        <draw:line draw:style-name="gr40" draw:text-style-name="P10" draw:layer="layout" svg:x1="30cm" svg:y1="8cm" svg:x2="30cm" svg:y2="17cm">
          <text:p/>
        </draw:line>
        <draw:line draw:style-name="gr40" draw:text-style-name="P10" draw:layer="layout" svg:x1="38cm" svg:y1="8cm" svg:x2="38cm" svg:y2="17cm">
          <text:p/>
        </draw:line>
        <draw:line draw:style-name="gr43" draw:text-style-name="P10" draw:layer="layout" svg:x1="2cm" svg:y1="16cm" svg:x2="40cm" svg:y2="16cm">
          <text:p/>
        </draw:line>
        <draw:frame draw:style-name="gr44" draw:text-style-name="P2" draw:layer="layout" svg:width="1.7cm" svg:height="0.962cm" svg:x="38.8cm" svg:y="16.288cm">
          <draw:text-box>
            <text:p>time</text:p>
          </draw:text-box>
        </draw:frame>
        <draw:g draw:style-name="gr37">
          <draw:custom-shape draw:style-name="gr45" draw:text-style-name="P3" draw:layer="layout" svg:width="0.5cm" svg:height="0.5cm" svg:x="2.75cm" svg:y="1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" draw:layer="layout" svg:width="0.5cm" svg:height="0.5cm" svg:x="3.651cm" svg:y="1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" draw:layer="layout" svg:width="0.5cm" svg:height="0.5cm" svg:x="4.652cm" svg:y="12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7">
          <draw:custom-shape draw:style-name="gr45" draw:text-style-name="P3" draw:layer="layout" svg:width="0.5cm" svg:height="0.5cm" svg:x="38.551cm" svg:y="1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" draw:layer="layout" svg:width="0.5cm" svg:height="0.5cm" svg:x="39.452cm" svg:y="12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" draw:layer="layout" svg:width="0.5cm" svg:height="0.5cm" svg:x="40.453cm" svg:y="12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5" draw:style-name="dp1" draw:master-page-name="Standard">
        <draw:frame draw:style-name="gr54" draw:text-style-name="P2" draw:layer="layout" svg:width="8.5cm" svg:height="1.703cm" svg:x="3cm" svg:y="2.75cm">
          <draw:text-box>
            <text:p>while <text:span text:style-name="T7">do_soundprocessing</text:span><text:tab/></text:p>
          </draw:text-box>
        </draw:frame>
        <draw:frame draw:style-name="gr55" draw:text-style-name="P24" draw:layer="layout" svg:width="7cm" svg:height="1.173cm" svg:x="5cm" svg:y="5.827cm">
          <draw:text-box>
            <text:p text:style-name="P23">initialise counters</text:p>
          </draw:text-box>
        </draw:frame>
        <draw:frame draw:style-name="gr56" draw:text-style-name="P24" draw:layer="layout" svg:width="10.25cm" svg:height="3.5cm" svg:x="5cm" svg:y="8cm">
          <draw:text-box>
            <text:p text:style-name="P23">create input stream</text:p>
            <text:p text:style-name="P23">start the stream<text:tab/></text:p>
            <text:p text:style-name="P23">set: <text:span text:style-name="T7">collecting audio = true</text:span></text:p>
            <text:p text:style-name="P23">set : <text:span text:style-name="T7">sound_activity = false</text:span></text:p>
          </draw:text-box>
        </draw:frame>
        <draw:frame draw:style-name="gr57" draw:text-style-name="P24" draw:layer="layout" svg:width="12.5cm" svg:height="5.939cm" svg:x="7cm" svg:y="14.5cm">
          <draw:text-box>
            <text:p text:style-name="P23">get chunk of <text:s/>audio samples from queue</text:p>
            <text:p text:style-name="P23"/>
            <text:p text:style-name="P25"><text:span text:style-name="T8">write chunk of audio data into selected buffer</text:span></text:p>
            <text:p text:style-name="P25"><text:span text:style-name="T8">buffer_id, idx : insertion position</text:span></text:p>
            <text:p text:style-name="P25"><text:span text:style-name="T8">if current buffer is full select next buffer and so on</text:span></text:p>
          </draw:text-box>
        </draw:frame>
        <draw:frame draw:style-name="gr58" draw:text-style-name="P24" draw:layer="layout" svg:width="15.25cm" svg:height="6.306cm" svg:x="7cm" svg:y="21.444cm">
          <draw:text-box>
            <text:p text:style-name="P23">if <text:span text:style-name="T7">not sound_activity</text:span></text:p>
            <text:p text:style-name="P23"><text:tab/>analyse chunk of audio data for sound activity</text:p>
            <text:p text:style-name="P23"><text:tab/>if sound activity is detected set flag</text:p>
            <text:p text:style-name="P23"><text:tab/><text:span text:style-name="T7">sound_activity = true</text:span></text:p>
            <text:p text:style-name="P23"><text:tab/>setup name of sound file</text:p>
            <text:p text:style-name="P23"><text:tab/>define first audio buffer and last audio buffer <text:tab/>that shall be included into the audio file</text:p>
          </draw:text-box>
        </draw:frame>
        <draw:frame draw:style-name="gr54" draw:text-style-name="P2" draw:layer="layout" svg:width="10cm" svg:height="1.703cm" svg:x="5cm" svg:y="12.047cm">
          <draw:text-box>
            <text:p>while <text:span text:style-name="T7">collecting_audio</text:span> <text:tab/></text:p>
          </draw:text-box>
        </draw:frame>
        <draw:line draw:style-name="gr59" draw:text-style-name="P10" draw:layer="layout" svg:x1="15.75cm" svg:y1="9.25cm" svg:x2="19.75cm" svg:y2="9.25cm">
          <text:p/>
        </draw:line>
        <draw:frame draw:style-name="gr60" draw:text-style-name="P2" draw:layer="layout" svg:width="10.996cm" svg:height="1.673cm" svg:x="15.95cm" svg:y="9.7cm">
          <draw:text-box>
            <text:p>stream callback writes audio samples</text:p>
            <text:p>into queue</text:p>
          </draw:text-box>
        </draw:frame>
        <draw:frame draw:style-name="gr61" draw:text-style-name="P24" draw:layer="layout" svg:width="11.333cm" svg:height="4.577cm" svg:x="7cm" svg:y="29.944cm">
          <draw:text-box>
            <text:p text:style-name="P23">if <text:span text:style-name="T7">sound_activity</text:span>:</text:p>
            <text:p text:style-name="P25"><text:tab/>if all buffers are available:<text:tab/><text:tab/></text:p>
            <text:p text:style-name="P23"><text:tab/><text:tab/>stop input stream</text:p>
            <text:p text:style-name="P23"><text:tab/><text:tab/><text:span text:style-name="T7">collecting_audio = false</text:span></text:p>
            <text:p text:style-name="P23"><text:tab/><text:tab/>write audio file</text:p>
            <text:p text:style-name="P23"><text:tab/><text:tab/></text:p>
          </draw:text-box>
        </draw:frame>
        <draw:frame draw:style-name="gr62" draw:text-style-name="P24" draw:layer="layout" svg:width="11.333cm" svg:height="4.556cm" svg:x="7cm" svg:y="35.5cm">
          <draw:text-box>
            <text:p text:style-name="P23">if <text:span text:style-name="T7">max_nr_buffers</text:span>:</text:p>
            <text:p text:style-name="P23"><text:tab/><text:tab/>stop input stream</text:p>
            <text:p text:style-name="P23"><text:tab/><text:tab/><text:span text:style-name="T7">collecting_audio = false</text:span></text:p>
            <text:p text:style-name="P23"><text:tab/><text:tab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14" draw:display-name="Linienspitzen 14" svg:viewBox="0 0 20 20" svg:d="M0 20l10-20 10 20z"/>
    <draw:marker draw:name="Linienspitzen_20_17" draw:display-name="Linienspitzen 17" svg:viewBox="0 0 20 20" svg:d="M0 20l10-20 10 20z"/>
    <draw:marker draw:name="Linienspitzen_20_21" draw:display-name="Linienspitzen 21" svg:viewBox="0 0 20 20" svg:d="M0 20l10-20 10 20z"/>
    <draw:marker draw:name="Linienspitzen_20_23" draw:display-name="Linienspitzen 23" svg:viewBox="0 0 20 20" svg:d="M0 20l10-20 10 20z"/>
    <draw:marker draw:name="Linienspitzen_20_25" draw:display-name="Linienspitzen 25" svg:viewBox="0 0 20 20" svg:d="M0 20l10-20 10 20z"/>
    <draw:marker draw:name="Linienspitzen_20_26" draw:display-name="Linienspitzen 26" svg:viewBox="0 0 20 20" svg:d="M0 20l10-20 10 20z"/>
    <draw:marker draw:name="Linienspitzen_20_27" draw:display-name="Linienspitzen 27" svg:viewBox="0 0 20 20" svg:d="M0 20l10-20 10 20z"/>
    <draw:marker draw:name="Linienspitzen_20_28" draw:display-name="Linienspitzen 28" svg:viewBox="0 0 20 20" svg:d="M0 20l10-20 10 20z"/>
    <draw:marker draw:name="Linienspitzen_20_3" draw:display-name="Linienspitzen 3" svg:viewBox="0 0 20 20" svg:d="M0 20l10-20 10 20z"/>
    <draw:marker draw:name="Linienspitzen_20_33" draw:display-name="Linienspitzen 33" svg:viewBox="0 0 20 20" svg:d="M0 20l10-20 10 20z"/>
    <draw:marker draw:name="Linienspitzen_20_34" draw:display-name="Linienspitzen 34" svg:viewBox="0 0 20 20" svg:d="M0 20l10-20 10 20z"/>
    <draw:marker draw:name="Linienspitzen_20_35" draw:display-name="Linienspitzen 35" svg:viewBox="0 0 20 20" svg:d="M0 20l10-20 10 20z"/>
    <draw:marker draw:name="Linienspitzen_20_36" draw:display-name="Linienspitzen 36" svg:viewBox="0 0 20 20" svg:d="M0 20l10-20 10 20z"/>
    <draw:marker draw:name="Linienspitzen_20_37" draw:display-name="Linienspitzen 37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6T10:53:00.347000000</meta:creation-date>
    <dc:date>2024-03-16T19:03:59.733000000</dc:date>
    <meta:editing-duration>PT5H21M38S</meta:editing-duration>
    <meta:editing-cycles>10</meta:editing-cycles>
    <meta:generator>LibreOffice/7.6.1.2$Windows_X86_64 LibreOffice_project/f5defcebd022c5bc36bbb79be232cb6926d8f674</meta:generator>
    <meta:document-statistic meta:object-count="154"/>
  </office:meta>
</office:document-meta>
</file>